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0.77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_error_max_a1_t0028_r0001" table:style-name="ta1">
        <table:shapes>
          <draw:frame draw:z-index="0" draw:style-name="gr1" draw:text-style-name="P1" svg:width="194.69mm" svg:height="100.99mm" svg:x="35.2mm" svg:y="48.55mm">
            <loext:p draw:notify-on-update-of-ranges="summary_error_max_a1_t0028_r0001.A4:summary_error_max_a1_t0028_r0001.A4 summary_error_max_a1_t0028_r0001.B4:summary_error_max_a1_t0028_r0001.O4 summary_error_max_a1_t0028_r0001.A5:summary_error_max_a1_t0028_r0001.A5 summary_error_max_a1_t0028_r0001.B5:summary_error_max_a1_t0028_r0001.O5 summary_error_max_a1_t0028_r0001.A6:summary_error_max_a1_t0028_r0001.A6 summary_error_max_a1_t0028_r0001.B6:summary_error_max_a1_t0028_r0001.O6 summary_error_max_a1_t0028_r0001.A7:summary_error_max_a1_t0028_r0001.A7 summary_error_max_a1_t0028_r0001.B7:summary_error_max_a1_t0028_r0001.O7 summary_error_max_a1_t0028_r0001.A8:summary_error_max_a1_t0028_r0001.A8 summary_error_max_a1_t0028_r0001.B8:summary_error_max_a1_t0028_r0001.O8 summary_error_max_a1_t0028_r0001.A9:summary_error_max_a1_t0028_r0001.A9 summary_error_max_a1_t0028_r0001.B9:summary_error_max_a1_t0028_r0001.O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#TI MAX Error vs. resolution, MPI ranks=1, threads=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Simulation ty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\SimType</text:p>
          </table:table-cell>
          <table:table-cell office:value-type="string" calcext:value-type="string">
            <text:p>nr_fd_cart_cgrid</text:p>
          </table:table-cell>
          <table:table-cell office:value-type="string" calcext:value-type="string">
            <text:p>rexi_fd_par_m0008</text:p>
          </table:table-cell>
          <table:table-cell office:value-type="string" calcext:value-type="string">
            <text:p>rexi_fd_par_m0016</text:p>
          </table:table-cell>
          <table:table-cell office:value-type="string" calcext:value-type="string">
            <text:p>rexi_fd_par_m0032</text:p>
          </table:table-cell>
          <table:table-cell office:value-type="string" calcext:value-type="string">
            <text:p>rexi_fd_par_m0064</text:p>
          </table:table-cell>
          <table:table-cell office:value-type="string" calcext:value-type="string">
            <text:p>rexi_fd_par_m0128</text:p>
          </table:table-cell>
          <table:table-cell office:value-type="string" calcext:value-type="string">
            <text:p>rexi_fd_par_m0256</text:p>
          </table:table-cell>
          <table:table-cell office:value-type="string" calcext:value-type="string">
            <text:p>rexi_fd_par_m0512</text:p>
          </table:table-cell>
          <table:table-cell office:value-type="string" calcext:value-type="string">
            <text:p>rexi_fd_par_m1024</text:p>
          </table:table-cell>
          <table:table-cell office:value-type="string" calcext:value-type="string">
            <text:p>rexi_fd_par_m2048</text:p>
          </table:table-cell>
          <table:table-cell office:value-type="string" calcext:value-type="string">
            <text:p>rexi_fd_par_m4096</text:p>
          </table:table-cell>
          <table:table-cell office:value-type="string" calcext:value-type="string">
            <text:p>rexi_fd_par_m8192</text:p>
          </table:table-cell>
          <table:table-cell office:value-type="string" calcext:value-type="string">
            <text:p>rexi_fd_par_m16384</text:p>
          </table:table-cell>
          <table:table-cell office:value-type="string" calcext:value-type="string">
            <text:p>rexi_fd_par_m327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2051060419" calcext:value-type="float">
            <text:p>1.8205106042</text:p>
          </table:table-cell>
          <table:table-cell office:value-type="float" office:value="1.6344351144" calcext:value-type="float">
            <text:p>1.6344351144</text:p>
          </table:table-cell>
          <table:table-cell office:value-type="float" office:value="1.63402905019" calcext:value-type="float">
            <text:p>1.6340290502</text:p>
          </table:table-cell>
          <table:table-cell office:value-type="float" office:value="1.63409973451" calcext:value-type="float">
            <text:p>1.6340997345</text:p>
          </table:table-cell>
          <table:table-cell office:value-type="float" office:value="1.63430697428" calcext:value-type="float">
            <text:p>1.6343069743</text:p>
          </table:table-cell>
          <table:table-cell office:value-type="float" office:value="2.23980207272" calcext:value-type="float">
            <text:p>2.2398020727</text:p>
          </table:table-cell>
          <table:table-cell office:value-type="float" office:value="1.9145120793" calcext:value-type="float">
            <text:p>1.9145120793</text:p>
          </table:table-cell>
          <table:table-cell office:value-type="float" office:value="1.90020383783" calcext:value-type="float">
            <text:p>1.9002038378</text:p>
          </table:table-cell>
          <table:table-cell office:value-type="float" office:value="1.90314975466" calcext:value-type="float">
            <text:p>1.9031497547</text:p>
          </table:table-cell>
          <table:table-cell office:value-type="float" office:value="1.90360993312" calcext:value-type="float">
            <text:p>1.9036099331</text:p>
          </table:table-cell>
          <table:table-cell office:value-type="float" office:value="1.9034553382" calcext:value-type="float">
            <text:p>1.9034553382</text:p>
          </table:table-cell>
          <table:table-cell office:value-type="float" office:value="1.90342315086" calcext:value-type="float">
            <text:p>1.9034231509</text:p>
          </table:table-cell>
          <table:table-cell office:value-type="float" office:value="1.90342818719" calcext:value-type="float">
            <text:p>1.9034281872</text:p>
          </table:table-cell>
          <table:table-cell office:value-type="float" office:value="1.90342982279" calcext:value-type="float">
            <text:p>1.90342982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2926126197" calcext:value-type="float">
            <text:p>1.229261262</text:p>
          </table:table-cell>
          <table:table-cell office:value-type="float" office:value="1.6470949066" calcext:value-type="float">
            <text:p>1.6470949066</text:p>
          </table:table-cell>
          <table:table-cell office:value-type="float" office:value="1.6469830136" calcext:value-type="float">
            <text:p>1.6469830136</text:p>
          </table:table-cell>
          <table:table-cell office:value-type="float" office:value="1.64701138645" calcext:value-type="float">
            <text:p>1.6470113865</text:p>
          </table:table-cell>
          <table:table-cell office:value-type="float" office:value="1.64707149372" calcext:value-type="float">
            <text:p>1.6470714937</text:p>
          </table:table-cell>
          <table:table-cell office:value-type="float" office:value="1.42784792449" calcext:value-type="float">
            <text:p>1.4278479245</text:p>
          </table:table-cell>
          <table:table-cell office:value-type="float" office:value="1.24419262867" calcext:value-type="float">
            <text:p>1.2441926287</text:p>
          </table:table-cell>
          <table:table-cell office:value-type="float" office:value="1.20293008907" calcext:value-type="float">
            <text:p>1.2029300891</text:p>
          </table:table-cell>
          <table:table-cell office:value-type="float" office:value="1.20936450275" calcext:value-type="float">
            <text:p>1.2093645028</text:p>
          </table:table-cell>
          <table:table-cell office:value-type="float" office:value="1.21030865353" calcext:value-type="float">
            <text:p>1.2103086535</text:p>
          </table:table-cell>
          <table:table-cell office:value-type="float" office:value="1.20999368781" calcext:value-type="float">
            <text:p>1.2099936878</text:p>
          </table:table-cell>
          <table:table-cell office:value-type="float" office:value="1.20992833557" calcext:value-type="float">
            <text:p>1.2099283356</text:p>
          </table:table-cell>
          <table:table-cell office:value-type="float" office:value="1.20993855654" calcext:value-type="float">
            <text:p>1.2099385565</text:p>
          </table:table-cell>
          <table:table-cell office:value-type="float" office:value="1.20994187507" calcext:value-type="float">
            <text:p>1.20994187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05749911415" calcext:value-type="float">
            <text:p>1.0574991142</text:p>
          </table:table-cell>
          <table:table-cell office:value-type="float" office:value="1.64380500929" calcext:value-type="float">
            <text:p>1.6438050093</text:p>
          </table:table-cell>
          <table:table-cell office:value-type="float" office:value="1.64377890085" calcext:value-type="float">
            <text:p>1.6437789009</text:p>
          </table:table-cell>
          <table:table-cell office:value-type="float" office:value="1.64378642253" calcext:value-type="float">
            <text:p>1.6437864225</text:p>
          </table:table-cell>
          <table:table-cell office:value-type="float" office:value="1.64380168082" calcext:value-type="float">
            <text:p>1.6438016808</text:p>
          </table:table-cell>
          <table:table-cell office:value-type="float" office:value="1.04057286708" calcext:value-type="float">
            <text:p>1.0405728671</text:p>
          </table:table-cell>
          <table:table-cell office:value-type="float" office:value="1.07000478047" calcext:value-type="float">
            <text:p>1.0700047805</text:p>
          </table:table-cell>
          <table:table-cell office:value-type="float" office:value="1.02047452702" calcext:value-type="float">
            <text:p>1.020474527</text:p>
          </table:table-cell>
          <table:table-cell office:value-type="float" office:value="1.02840496465" calcext:value-type="float">
            <text:p>1.0284049647</text:p>
          </table:table-cell>
          <table:table-cell office:value-type="float" office:value="1.02955142423" calcext:value-type="float">
            <text:p>1.0295514242</text:p>
          </table:table-cell>
          <table:table-cell office:value-type="float" office:value="1.02916954469" calcext:value-type="float">
            <text:p>1.0291695447</text:p>
          </table:table-cell>
          <table:table-cell office:value-type="float" office:value="1.02909032646" calcext:value-type="float">
            <text:p>1.0290903265</text:p>
          </table:table-cell>
          <table:table-cell office:value-type="float" office:value="1.02910271572" calcext:value-type="float">
            <text:p>1.0291027157</text:p>
          </table:table-cell>
          <table:table-cell office:value-type="float" office:value="1.02910673805" calcext:value-type="float">
            <text:p>1.02910673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03959499598" calcext:value-type="float">
            <text:p>0.1039594996</text:p>
          </table:table-cell>
          <table:table-cell office:value-type="float" office:value="1.64709671008" calcext:value-type="float">
            <text:p>1.6470967101</text:p>
          </table:table-cell>
          <table:table-cell office:value-type="float" office:value="1.64709043479" calcext:value-type="float">
            <text:p>1.6470904348</text:p>
          </table:table-cell>
          <table:table-cell office:value-type="float" office:value="1.64709232542" calcext:value-type="float">
            <text:p>1.6470923254</text:p>
          </table:table-cell>
          <table:table-cell office:value-type="float" office:value="1.64709606217" calcext:value-type="float">
            <text:p>1.6470960622</text:p>
          </table:table-cell>
          <table:table-cell office:value-type="float" office:value="1.00033673703" calcext:value-type="float">
            <text:p>1.000336737</text:p>
          </table:table-cell>
          <table:table-cell office:value-type="float" office:value="0.0557180680342" calcext:value-type="float">
            <text:p>0.055718068</text:p>
          </table:table-cell>
          <table:table-cell office:value-type="float" office:value="0.100285675503" calcext:value-type="float">
            <text:p>0.1002856755</text:p>
          </table:table-cell>
          <table:table-cell office:value-type="float" office:value="0.0932845882105" calcext:value-type="float">
            <text:p>0.0932845882</text:p>
          </table:table-cell>
          <table:table-cell office:value-type="float" office:value="0.0922760405689" calcext:value-type="float">
            <text:p>0.0922760406</text:p>
          </table:table-cell>
          <table:table-cell office:value-type="float" office:value="0.0926117551172" calcext:value-type="float">
            <text:p>0.0926117551</text:p>
          </table:table-cell>
          <table:table-cell office:value-type="float" office:value="0.0926813328448" calcext:value-type="float">
            <text:p>0.0926813328</text:p>
          </table:table-cell>
          <table:table-cell office:value-type="float" office:value="0.0926704526731" calcext:value-type="float">
            <text:p>0.0926704527</text:p>
          </table:table-cell>
          <table:table-cell office:value-type="float" office:value="0.0926669204005" calcext:value-type="float">
            <text:p>0.09266692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56962878888" calcext:value-type="float">
            <text:p>0.0456962879</text:p>
          </table:table-cell>
          <table:table-cell office:value-type="float" office:value="1.64787281853" calcext:value-type="float">
            <text:p>1.6478728185</text:p>
          </table:table-cell>
          <table:table-cell office:value-type="float" office:value="1.64787126974" calcext:value-type="float">
            <text:p>1.6478712697</text:p>
          </table:table-cell>
          <table:table-cell office:value-type="float" office:value="1.64787174148" calcext:value-type="float">
            <text:p>1.6478717415</text:p>
          </table:table-cell>
          <table:table-cell office:value-type="float" office:value="1.64787266527" calcext:value-type="float">
            <text:p>1.6478726653</text:p>
          </table:table-cell>
          <table:table-cell office:value-type="float" office:value="0.998644727401" calcext:value-type="float">
            <text:p>0.9986447274</text:p>
          </table:table-cell>
          <table:table-cell office:value-type="float" office:value="0.024093033379" calcext:value-type="float">
            <text:p>0.0240930334</text:p>
          </table:table-cell>
          <table:table-cell office:value-type="float" office:value="0.0471857766804" calcext:value-type="float">
            <text:p>0.0471857767</text:p>
          </table:table-cell>
          <table:table-cell office:value-type="float" office:value="0.0424685619334" calcext:value-type="float">
            <text:p>0.0424685619</text:p>
          </table:table-cell>
          <table:table-cell office:value-type="float" office:value="0.0418302661896" calcext:value-type="float">
            <text:p>0.0418302662</text:p>
          </table:table-cell>
          <table:table-cell office:value-type="float" office:value="0.042042048309" calcext:value-type="float">
            <text:p>0.0420420483</text:p>
          </table:table-cell>
          <table:table-cell office:value-type="float" office:value="0.0420858954776" calcext:value-type="float">
            <text:p>0.0420858955</text:p>
          </table:table-cell>
          <table:table-cell office:value-type="float" office:value="0.042079039855" calcext:value-type="float">
            <text:p>0.0420790399</text:p>
          </table:table-cell>
          <table:table-cell office:value-type="float" office:value="0.0420768142962" calcext:value-type="float">
            <text:p>0.0420768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0T11:46:11.821900223</dc:date>
    <dc:creator>martin </dc:creator>
    <meta:editing-duration>PT1M24S</meta:editing-duration>
    <meta:editing-cycles>1</meta:editing-cycles>
    <meta:document-statistic meta:table-count="1" meta:cell-count="93" meta:object-count="1"/>
    <meta:generator>LibreOffice/5.0.3.2$Linux_X86_64 LibreOffice_project/e5f16313668ac592c1bfb310f4390624e3dbfb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7cm" svg:height="10.1cm" xlink:href=".." xlink:type="simple" chart:class="chart:bar" chart:style-name="ch1">
        <chart:legend chart:legend-position="end" svg:x="18.159cm" svg:y="3.755cm" style:legend-expansion="high" chart:style-name="ch2"/>
        <chart:plot-area chart:style-name="ch3" table:cell-range-address="summary_error_max_a1_t0028_r0001.A4:summary_error_max_a1_t0028_r0001.O9" chart:data-source-has-labels="both" svg:x="0.389cm" svg:y="0.202cm" svg:width="17.381cm" svg:height="9.696cm">
          <chartooo:coordinate-region svg:x="1.687cm" svg:y="0.202cm" svg:width="16.083cm" svg:height="6.777cm"/>
          <chart:axis chart:dimension="x" chart:name="primary-x" chart:style-name="ch4" chartooo:axis-type="auto">
            <chartooo:date-scale/>
            <chart:categories table:cell-range-address="summary_error_max_a1_t0028_r0001.B4:summary_error_max_a1_t0028_r0001.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_error_max_a1_t0028_r0001.B5:summary_error_max_a1_t0028_r0001.O5" chart:label-cell-address="summary_error_max_a1_t0028_r0001.A5:summary_error_max_a1_t0028_r0001.A5" chart:class="chart:bar">
            <chart:data-point chart:repeated="14"/>
          </chart:series>
          <chart:series chart:style-name="ch8" chart:values-cell-range-address="summary_error_max_a1_t0028_r0001.B6:summary_error_max_a1_t0028_r0001.O6" chart:label-cell-address="summary_error_max_a1_t0028_r0001.A6:summary_error_max_a1_t0028_r0001.A6" chart:class="chart:bar">
            <chart:data-point chart:repeated="14"/>
          </chart:series>
          <chart:series chart:style-name="ch9" chart:values-cell-range-address="summary_error_max_a1_t0028_r0001.B7:summary_error_max_a1_t0028_r0001.O7" chart:label-cell-address="summary_error_max_a1_t0028_r0001.A7:summary_error_max_a1_t0028_r0001.A7" chart:class="chart:bar">
            <chart:data-point chart:repeated="14"/>
          </chart:series>
          <chart:series chart:style-name="ch10" chart:values-cell-range-address="summary_error_max_a1_t0028_r0001.B8:summary_error_max_a1_t0028_r0001.O8" chart:label-cell-address="summary_error_max_a1_t0028_r0001.A8:summary_error_max_a1_t0028_r0001.A8" chart:class="chart:bar">
            <chart:data-point chart:repeated="14"/>
          </chart:series>
          <chart:series chart:style-name="ch11" chart:values-cell-range-address="summary_error_max_a1_t0028_r0001.B9:summary_error_max_a1_t0028_r0001.O9" chart:label-cell-address="summary_error_max_a1_t0028_r0001.A9:summary_error_max_a1_t0028_r0001.A9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r_fd_cart_cgrid</text:p>
                <draw:g>
                  <svg:desc>summary_error_max_a1_t0028_r0001.B4:summary_error_max_a1_t0028_r0001.O4</svg:desc>
                </draw:g>
              </table:table-cell>
              <table:table-cell office:value-type="string">
                <text:p>rexi_fd_par_m0008</text:p>
              </table:table-cell>
              <table:table-cell office:value-type="string">
                <text:p>rexi_fd_par_m0016</text:p>
              </table:table-cell>
              <table:table-cell office:value-type="string">
                <text:p>rexi_fd_par_m0032</text:p>
              </table:table-cell>
              <table:table-cell office:value-type="string">
                <text:p>rexi_fd_par_m0064</text:p>
              </table:table-cell>
              <table:table-cell office:value-type="string">
                <text:p>rexi_fd_par_m0128</text:p>
              </table:table-cell>
              <table:table-cell office:value-type="string">
                <text:p>rexi_fd_par_m0256</text:p>
              </table:table-cell>
              <table:table-cell office:value-type="string">
                <text:p>rexi_fd_par_m0512</text:p>
              </table:table-cell>
              <table:table-cell office:value-type="string">
                <text:p>rexi_fd_par_m1024</text:p>
              </table:table-cell>
              <table:table-cell office:value-type="string">
                <text:p>rexi_fd_par_m2048</text:p>
              </table:table-cell>
              <table:table-cell office:value-type="string">
                <text:p>rexi_fd_par_m4096</text:p>
              </table:table-cell>
              <table:table-cell office:value-type="string">
                <text:p>rexi_fd_par_m8192</text:p>
              </table:table-cell>
              <table:table-cell office:value-type="string">
                <text:p>rexi_fd_par_m16384</text:p>
              </table:table-cell>
              <table:table-cell office:value-type="string">
                <text:p>rexi_fd_par_m32768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summary_error_max_a1_t0028_r0001.A5:summary_error_max_a1_t0028_r0001.A5</svg:desc>
                </draw:g>
              </table:table-cell>
              <table:table-cell office:value-type="float" office:value="1.82051060419">
                <text:p>1.82051060419</text:p>
                <draw:g>
                  <svg:desc>summary_error_max_a1_t0028_r0001.B5:summary_error_max_a1_t0028_r0001.O5</svg:desc>
                </draw:g>
              </table:table-cell>
              <table:table-cell office:value-type="float" office:value="1.6344351144">
                <text:p>1.6344351144</text:p>
              </table:table-cell>
              <table:table-cell office:value-type="float" office:value="1.63402905019">
                <text:p>1.63402905019</text:p>
              </table:table-cell>
              <table:table-cell office:value-type="float" office:value="1.63409973451">
                <text:p>1.63409973451</text:p>
              </table:table-cell>
              <table:table-cell office:value-type="float" office:value="1.63430697428">
                <text:p>1.63430697428</text:p>
              </table:table-cell>
              <table:table-cell office:value-type="float" office:value="2.23980207272">
                <text:p>2.23980207272</text:p>
              </table:table-cell>
              <table:table-cell office:value-type="float" office:value="1.9145120793">
                <text:p>1.9145120793</text:p>
              </table:table-cell>
              <table:table-cell office:value-type="float" office:value="1.90020383783">
                <text:p>1.90020383783</text:p>
              </table:table-cell>
              <table:table-cell office:value-type="float" office:value="1.90314975466">
                <text:p>1.90314975466</text:p>
              </table:table-cell>
              <table:table-cell office:value-type="float" office:value="1.90360993312">
                <text:p>1.90360993312</text:p>
              </table:table-cell>
              <table:table-cell office:value-type="float" office:value="1.9034553382">
                <text:p>1.9034553382</text:p>
              </table:table-cell>
              <table:table-cell office:value-type="float" office:value="1.90342315086">
                <text:p>1.90342315086</text:p>
              </table:table-cell>
              <table:table-cell office:value-type="float" office:value="1.90342818719">
                <text:p>1.90342818719</text:p>
              </table:table-cell>
              <table:table-cell office:value-type="float" office:value="1.90342982279">
                <text:p>1.90342982279</text:p>
              </table:table-cell>
            </table:table-row>
            <table:table-row>
              <table:table-cell office:value-type="string">
                <text:p>64</text:p>
                <draw:g>
                  <svg:desc>summary_error_max_a1_t0028_r0001.A6:summary_error_max_a1_t0028_r0001.A6</svg:desc>
                </draw:g>
              </table:table-cell>
              <table:table-cell office:value-type="float" office:value="1.22926126197">
                <text:p>1.22926126197</text:p>
                <draw:g>
                  <svg:desc>summary_error_max_a1_t0028_r0001.B6:summary_error_max_a1_t0028_r0001.O6</svg:desc>
                </draw:g>
              </table:table-cell>
              <table:table-cell office:value-type="float" office:value="1.6470949066">
                <text:p>1.6470949066</text:p>
              </table:table-cell>
              <table:table-cell office:value-type="float" office:value="1.6469830136">
                <text:p>1.6469830136</text:p>
              </table:table-cell>
              <table:table-cell office:value-type="float" office:value="1.64701138645">
                <text:p>1.64701138645</text:p>
              </table:table-cell>
              <table:table-cell office:value-type="float" office:value="1.64707149372">
                <text:p>1.64707149372</text:p>
              </table:table-cell>
              <table:table-cell office:value-type="float" office:value="1.42784792449">
                <text:p>1.42784792449</text:p>
              </table:table-cell>
              <table:table-cell office:value-type="float" office:value="1.24419262867">
                <text:p>1.24419262867</text:p>
              </table:table-cell>
              <table:table-cell office:value-type="float" office:value="1.20293008907">
                <text:p>1.20293008907</text:p>
              </table:table-cell>
              <table:table-cell office:value-type="float" office:value="1.20936450275">
                <text:p>1.20936450275</text:p>
              </table:table-cell>
              <table:table-cell office:value-type="float" office:value="1.21030865353">
                <text:p>1.21030865353</text:p>
              </table:table-cell>
              <table:table-cell office:value-type="float" office:value="1.20999368781">
                <text:p>1.20999368781</text:p>
              </table:table-cell>
              <table:table-cell office:value-type="float" office:value="1.20992833557">
                <text:p>1.20992833557</text:p>
              </table:table-cell>
              <table:table-cell office:value-type="float" office:value="1.20993855654">
                <text:p>1.20993855654</text:p>
              </table:table-cell>
              <table:table-cell office:value-type="float" office:value="1.20994187507">
                <text:p>1.20994187507</text:p>
              </table:table-cell>
            </table:table-row>
            <table:table-row>
              <table:table-cell office:value-type="string">
                <text:p>128</text:p>
                <draw:g>
                  <svg:desc>summary_error_max_a1_t0028_r0001.A7:summary_error_max_a1_t0028_r0001.A7</svg:desc>
                </draw:g>
              </table:table-cell>
              <table:table-cell office:value-type="float" office:value="1.05749911415">
                <text:p>1.05749911415</text:p>
                <draw:g>
                  <svg:desc>summary_error_max_a1_t0028_r0001.B7:summary_error_max_a1_t0028_r0001.O7</svg:desc>
                </draw:g>
              </table:table-cell>
              <table:table-cell office:value-type="float" office:value="1.64380500929">
                <text:p>1.64380500929</text:p>
              </table:table-cell>
              <table:table-cell office:value-type="float" office:value="1.64377890085">
                <text:p>1.64377890085</text:p>
              </table:table-cell>
              <table:table-cell office:value-type="float" office:value="1.64378642253">
                <text:p>1.64378642253</text:p>
              </table:table-cell>
              <table:table-cell office:value-type="float" office:value="1.64380168082">
                <text:p>1.64380168082</text:p>
              </table:table-cell>
              <table:table-cell office:value-type="float" office:value="1.04057286708">
                <text:p>1.04057286708</text:p>
              </table:table-cell>
              <table:table-cell office:value-type="float" office:value="1.07000478047">
                <text:p>1.07000478047</text:p>
              </table:table-cell>
              <table:table-cell office:value-type="float" office:value="1.02047452702">
                <text:p>1.02047452702</text:p>
              </table:table-cell>
              <table:table-cell office:value-type="float" office:value="1.02840496465">
                <text:p>1.02840496465</text:p>
              </table:table-cell>
              <table:table-cell office:value-type="float" office:value="1.02955142423">
                <text:p>1.02955142423</text:p>
              </table:table-cell>
              <table:table-cell office:value-type="float" office:value="1.02916954469">
                <text:p>1.02916954469</text:p>
              </table:table-cell>
              <table:table-cell office:value-type="float" office:value="1.02909032646">
                <text:p>1.02909032646</text:p>
              </table:table-cell>
              <table:table-cell office:value-type="float" office:value="1.02910271572">
                <text:p>1.02910271572</text:p>
              </table:table-cell>
              <table:table-cell office:value-type="float" office:value="1.02910673805">
                <text:p>1.02910673805</text:p>
              </table:table-cell>
            </table:table-row>
            <table:table-row>
              <table:table-cell office:value-type="string">
                <text:p>256</text:p>
                <draw:g>
                  <svg:desc>summary_error_max_a1_t0028_r0001.A8:summary_error_max_a1_t0028_r0001.A8</svg:desc>
                </draw:g>
              </table:table-cell>
              <table:table-cell office:value-type="float" office:value="0.103959499598">
                <text:p>0.103959499598</text:p>
                <draw:g>
                  <svg:desc>summary_error_max_a1_t0028_r0001.B8:summary_error_max_a1_t0028_r0001.O8</svg:desc>
                </draw:g>
              </table:table-cell>
              <table:table-cell office:value-type="float" office:value="1.64709671008">
                <text:p>1.64709671008</text:p>
              </table:table-cell>
              <table:table-cell office:value-type="float" office:value="1.64709043479">
                <text:p>1.64709043479</text:p>
              </table:table-cell>
              <table:table-cell office:value-type="float" office:value="1.64709232542">
                <text:p>1.64709232542</text:p>
              </table:table-cell>
              <table:table-cell office:value-type="float" office:value="1.64709606217">
                <text:p>1.64709606217</text:p>
              </table:table-cell>
              <table:table-cell office:value-type="float" office:value="1.00033673703">
                <text:p>1.00033673703</text:p>
              </table:table-cell>
              <table:table-cell office:value-type="float" office:value="0.0557180680342">
                <text:p>0.0557180680342</text:p>
              </table:table-cell>
              <table:table-cell office:value-type="float" office:value="0.100285675503">
                <text:p>0.100285675503</text:p>
              </table:table-cell>
              <table:table-cell office:value-type="float" office:value="0.0932845882105">
                <text:p>0.0932845882105</text:p>
              </table:table-cell>
              <table:table-cell office:value-type="float" office:value="0.0922760405689">
                <text:p>0.0922760405689</text:p>
              </table:table-cell>
              <table:table-cell office:value-type="float" office:value="0.0926117551172">
                <text:p>0.0926117551172</text:p>
              </table:table-cell>
              <table:table-cell office:value-type="float" office:value="0.0926813328448">
                <text:p>0.0926813328448</text:p>
              </table:table-cell>
              <table:table-cell office:value-type="float" office:value="0.0926704526731">
                <text:p>0.0926704526731</text:p>
              </table:table-cell>
              <table:table-cell office:value-type="float" office:value="0.0926669204005">
                <text:p>0.0926669204005</text:p>
              </table:table-cell>
            </table:table-row>
            <table:table-row>
              <table:table-cell office:value-type="string">
                <text:p>512</text:p>
                <draw:g>
                  <svg:desc>summary_error_max_a1_t0028_r0001.A9:summary_error_max_a1_t0028_r0001.A9</svg:desc>
                </draw:g>
              </table:table-cell>
              <table:table-cell office:value-type="float" office:value="0.0456962878888">
                <text:p>0.0456962878888</text:p>
                <draw:g>
                  <svg:desc>summary_error_max_a1_t0028_r0001.B9:summary_error_max_a1_t0028_r0001.O9</svg:desc>
                </draw:g>
              </table:table-cell>
              <table:table-cell office:value-type="float" office:value="1.64787281853">
                <text:p>1.64787281853</text:p>
              </table:table-cell>
              <table:table-cell office:value-type="float" office:value="1.64787126974">
                <text:p>1.64787126974</text:p>
              </table:table-cell>
              <table:table-cell office:value-type="float" office:value="1.64787174148">
                <text:p>1.64787174148</text:p>
              </table:table-cell>
              <table:table-cell office:value-type="float" office:value="1.64787266527">
                <text:p>1.64787266527</text:p>
              </table:table-cell>
              <table:table-cell office:value-type="float" office:value="0.998644727401">
                <text:p>0.998644727401</text:p>
              </table:table-cell>
              <table:table-cell office:value-type="float" office:value="0.024093033379">
                <text:p>0.024093033379</text:p>
              </table:table-cell>
              <table:table-cell office:value-type="float" office:value="0.0471857766804">
                <text:p>0.0471857766804</text:p>
              </table:table-cell>
              <table:table-cell office:value-type="float" office:value="0.0424685619334">
                <text:p>0.0424685619334</text:p>
              </table:table-cell>
              <table:table-cell office:value-type="float" office:value="0.0418302661896">
                <text:p>0.0418302661896</text:p>
              </table:table-cell>
              <table:table-cell office:value-type="float" office:value="0.042042048309">
                <text:p>0.042042048309</text:p>
              </table:table-cell>
              <table:table-cell office:value-type="float" office:value="0.0420858954776">
                <text:p>0.0420858954776</text:p>
              </table:table-cell>
              <table:table-cell office:value-type="float" office:value="0.042079039855">
                <text:p>0.042079039855</text:p>
              </table:table-cell>
              <table:table-cell office:value-type="float" office:value="0.0420768142962">
                <text:p>0.0420768142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